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60" text:anchor-type="page" text:anchor-page-number="1" svg:x="6.489in" svg:y="9.8917in" svg:width="1.75in" svg:height="0.6701in" draw:z-index="59">
        <draw:text-box>
          <text:section text:style-name="Sect1" text:name="Section59" text:protected="true">
            <text:section-source text:section-name="MasterLabel"/>
            <text:p text:style-name="Standard"/>
          </text:section>
        </draw:text-box>
      </draw:frame>
      <draw:frame draw:style-name="fr1" draw:name="Frame59" text:anchor-type="page" text:anchor-page-number="1" svg:x="4.4291in" svg:y="9.8917in" svg:width="1.75in" svg:height="0.6701in" draw:z-index="58">
        <draw:text-box>
          <text:section text:style-name="Sect1" text:name="Section58" text:protected="true">
            <text:section-source text:section-name="MasterLabel"/>
            <text:p text:style-name="Standard"/>
          </text:section>
        </draw:text-box>
      </draw:frame>
      <draw:frame draw:style-name="fr1" draw:name="Frame58" text:anchor-type="page" text:anchor-page-number="1" svg:x="2.3693in" svg:y="9.8917in" svg:width="1.75in" svg:height="0.6701in" draw:z-index="57">
        <draw:text-box>
          <text:section text:style-name="Sect1" text:name="Section57" text:protected="true">
            <text:section-source text:section-name="MasterLabel"/>
            <text:p text:style-name="Standard"/>
          </text:section>
        </draw:text-box>
      </draw:frame>
      <draw:frame draw:style-name="fr1" draw:name="Frame57" text:anchor-type="page" text:anchor-page-number="1" svg:x="0.3098in" svg:y="9.8917in" svg:width="1.75in" svg:height="0.6701in" draw:z-index="56">
        <draw:text-box>
          <text:section text:style-name="Sect1" text:name="Section56" text:protected="true">
            <text:section-source text:section-name="MasterLabel"/>
            <text:p text:style-name="Standard"/>
          </text:section>
        </draw:text-box>
      </draw:frame>
      <draw:frame draw:style-name="fr1" draw:name="Frame56" text:anchor-type="page" text:anchor-page-number="1" svg:x="6.489in" svg:y="9.2217in" svg:width="1.75in" svg:height="0.6701in" draw:z-index="55">
        <draw:text-box>
          <text:section text:style-name="Sect1" text:name="Section55" text:protected="true">
            <text:section-source text:section-name="MasterLabel"/>
            <text:p text:style-name="Standard"/>
          </text:section>
        </draw:text-box>
      </draw:frame>
      <draw:frame draw:style-name="fr1" draw:name="Frame55" text:anchor-type="page" text:anchor-page-number="1" svg:x="4.4291in" svg:y="9.2217in" svg:width="1.75in" svg:height="0.6701in" draw:z-index="54">
        <draw:text-box>
          <text:section text:style-name="Sect1" text:name="Section54" text:protected="true">
            <text:section-source text:section-name="MasterLabel"/>
            <text:p text:style-name="Standard"/>
          </text:section>
        </draw:text-box>
      </draw:frame>
      <draw:frame draw:style-name="fr1" draw:name="Frame54" text:anchor-type="page" text:anchor-page-number="1" svg:x="2.3693in" svg:y="9.2217in" svg:width="1.75in" svg:height="0.6701in" draw:z-index="53">
        <draw:text-box>
          <text:section text:style-name="Sect1" text:name="Section53" text:protected="true">
            <text:section-source text:section-name="MasterLabel"/>
            <text:p text:style-name="Standard"/>
          </text:section>
        </draw:text-box>
      </draw:frame>
      <draw:frame draw:style-name="fr1" draw:name="Frame53" text:anchor-type="page" text:anchor-page-number="1" svg:x="0.3098in" svg:y="9.2217in" svg:width="1.75in" svg:height="0.6701in" draw:z-index="52">
        <draw:text-box>
          <text:section text:style-name="Sect1" text:name="Section52" text:protected="true">
            <text:section-source text:section-name="MasterLabel"/>
            <text:p text:style-name="Standard"/>
          </text:section>
        </draw:text-box>
      </draw:frame>
      <draw:frame draw:style-name="fr1" draw:name="Frame52" text:anchor-type="page" text:anchor-page-number="1" svg:x="6.489in" svg:y="8.5516in" svg:width="1.75in" svg:height="0.6701in" draw:z-index="51">
        <draw:text-box>
          <text:section text:style-name="Sect1" text:name="Section51" text:protected="true">
            <text:section-source text:section-name="MasterLabel"/>
            <text:p text:style-name="Standard"/>
          </text:section>
        </draw:text-box>
      </draw:frame>
      <draw:frame draw:style-name="fr1" draw:name="Frame51" text:anchor-type="page" text:anchor-page-number="1" svg:x="4.4291in" svg:y="8.5516in" svg:width="1.75in" svg:height="0.6701in" draw:z-index="50">
        <draw:text-box>
          <text:section text:style-name="Sect1" text:name="Section50" text:protected="true">
            <text:section-source text:section-name="MasterLabel"/>
            <text:p text:style-name="Standard"/>
          </text:section>
        </draw:text-box>
      </draw:frame>
      <draw:frame draw:style-name="fr1" draw:name="Frame50" text:anchor-type="page" text:anchor-page-number="1" svg:x="2.3693in" svg:y="8.5516in" svg:width="1.75in" svg:height="0.6701in" draw:z-index="49">
        <draw:text-box>
          <text:section text:style-name="Sect1" text:name="Section49" text:protected="true">
            <text:section-source text:section-name="MasterLabel"/>
            <text:p text:style-name="Standard"/>
          </text:section>
        </draw:text-box>
      </draw:frame>
      <draw:frame draw:style-name="fr1" draw:name="Frame49" text:anchor-type="page" text:anchor-page-number="1" svg:x="0.3098in" svg:y="8.5516in" svg:width="1.75in" svg:height="0.6701in" draw:z-index="48">
        <draw:text-box>
          <text:section text:style-name="Sect1" text:name="Section48" text:protected="true">
            <text:section-source text:section-name="MasterLabel"/>
            <text:p text:style-name="Standard"/>
          </text:section>
        </draw:text-box>
      </draw:frame>
      <draw:frame draw:style-name="fr1" draw:name="Frame48" text:anchor-type="page" text:anchor-page-number="1" svg:x="6.489in" svg:y="7.8811in" svg:width="1.75in" svg:height="0.6701in" draw:z-index="47">
        <draw:text-box>
          <text:section text:style-name="Sect1" text:name="Section47" text:protected="true">
            <text:section-source text:section-name="MasterLabel"/>
            <text:p text:style-name="Standard"/>
          </text:section>
        </draw:text-box>
      </draw:frame>
      <draw:frame draw:style-name="fr1" draw:name="Frame47" text:anchor-type="page" text:anchor-page-number="1" svg:x="4.4291in" svg:y="7.8811in" svg:width="1.75in" svg:height="0.6701in" draw:z-index="46">
        <draw:text-box>
          <text:section text:style-name="Sect1" text:name="Section46" text:protected="true">
            <text:section-source text:section-name="MasterLabel"/>
            <text:p text:style-name="Standard"/>
          </text:section>
        </draw:text-box>
      </draw:frame>
      <draw:frame draw:style-name="fr1" draw:name="Frame46" text:anchor-type="page" text:anchor-page-number="1" svg:x="2.3693in" svg:y="7.8811in" svg:width="1.75in" svg:height="0.6701in" draw:z-index="45">
        <draw:text-box>
          <text:section text:style-name="Sect1" text:name="Section45" text:protected="true">
            <text:section-source text:section-name="MasterLabel"/>
            <text:p text:style-name="Standard"/>
          </text:section>
        </draw:text-box>
      </draw:frame>
      <draw:frame draw:style-name="fr1" draw:name="Frame45" text:anchor-type="page" text:anchor-page-number="1" svg:x="0.3098in" svg:y="7.8811in" svg:width="1.75in" svg:height="0.6701in" draw:z-index="44">
        <draw:text-box>
          <text:section text:style-name="Sect1" text:name="Section44" text:protected="true">
            <text:section-source text:section-name="MasterLabel"/>
            <text:p text:style-name="Standard"/>
          </text:section>
        </draw:text-box>
      </draw:frame>
      <draw:frame draw:style-name="fr1" draw:name="Frame44" text:anchor-type="page" text:anchor-page-number="1" svg:x="6.489in" svg:y="7.211in" svg:width="1.75in" svg:height="0.6701in" draw:z-index="43">
        <draw:text-box>
          <text:section text:style-name="Sect1" text:name="Section43" text:protected="true">
            <text:section-source text:section-name="MasterLabel"/>
            <text:p text:style-name="Standard"/>
          </text:section>
        </draw:text-box>
      </draw:frame>
      <draw:frame draw:style-name="fr1" draw:name="Frame43" text:anchor-type="page" text:anchor-page-number="1" svg:x="4.4291in" svg:y="7.211in" svg:width="1.75in" svg:height="0.6701in" draw:z-index="42">
        <draw:text-box>
          <text:section text:style-name="Sect1" text:name="Section42" text:protected="true">
            <text:section-source text:section-name="MasterLabel"/>
            <text:p text:style-name="Standard"/>
          </text:section>
        </draw:text-box>
      </draw:frame>
      <draw:frame draw:style-name="fr1" draw:name="Frame42" text:anchor-type="page" text:anchor-page-number="1" svg:x="2.3693in" svg:y="7.211in" svg:width="1.75in" svg:height="0.6701in" draw:z-index="41">
        <draw:text-box>
          <text:section text:style-name="Sect1" text:name="Section41" text:protected="true">
            <text:section-source text:section-name="MasterLabel"/>
            <text:p text:style-name="Standard"/>
          </text:section>
        </draw:text-box>
      </draw:frame>
      <draw:frame draw:style-name="fr1" draw:name="Frame41" text:anchor-type="page" text:anchor-page-number="1" svg:x="0.3098in" svg:y="7.211in" svg:width="1.75in" svg:height="0.6701in" draw:z-index="40">
        <draw:text-box>
          <text:section text:style-name="Sect1" text:name="Section40" text:protected="true">
            <text:section-source text:section-name="MasterLabel"/>
            <text:p text:style-name="Standard"/>
          </text:section>
        </draw:text-box>
      </draw:frame>
      <draw:frame draw:style-name="fr1" draw:name="Frame40" text:anchor-type="page" text:anchor-page-number="1" svg:x="6.489in" svg:y="6.5409in" svg:width="1.75in" svg:height="0.6701in" draw:z-index="39">
        <draw:text-box>
          <text:section text:style-name="Sect1" text:name="Section39" text:protected="true">
            <text:section-source text:section-name="MasterLabel"/>
            <text:p text:style-name="Standard"/>
          </text:section>
        </draw:text-box>
      </draw:frame>
      <draw:frame draw:style-name="fr1" draw:name="Frame39" text:anchor-type="page" text:anchor-page-number="1" svg:x="4.4291in" svg:y="6.5409in" svg:width="1.75in" svg:height="0.6701in" draw:z-index="38">
        <draw:text-box>
          <text:section text:style-name="Sect1" text:name="Section38" text:protected="true">
            <text:section-source text:section-name="MasterLabel"/>
            <text:p text:style-name="Standard"/>
          </text:section>
        </draw:text-box>
      </draw:frame>
      <draw:frame draw:style-name="fr1" draw:name="Frame38" text:anchor-type="page" text:anchor-page-number="1" svg:x="2.3693in" svg:y="6.5409in" svg:width="1.75in" svg:height="0.6701in" draw:z-index="37">
        <draw:text-box>
          <text:section text:style-name="Sect1" text:name="Section37" text:protected="true">
            <text:section-source text:section-name="MasterLabel"/>
            <text:p text:style-name="Standard"/>
          </text:section>
        </draw:text-box>
      </draw:frame>
      <draw:frame draw:style-name="fr1" draw:name="Frame37" text:anchor-type="page" text:anchor-page-number="1" svg:x="0.3098in" svg:y="6.5409in" svg:width="1.75in" svg:height="0.6701in" draw:z-index="36">
        <draw:text-box>
          <text:section text:style-name="Sect1" text:name="Section36" text:protected="true">
            <text:section-source text:section-name="MasterLabel"/>
            <text:p text:style-name="Standard"/>
          </text:section>
        </draw:text-box>
      </draw:frame>
      <draw:frame draw:style-name="fr1" draw:name="Frame36" text:anchor-type="page" text:anchor-page-number="1" svg:x="6.489in" svg:y="5.8709in" svg:width="1.75in" svg:height="0.6701in" draw:z-index="35">
        <draw:text-box>
          <text:section text:style-name="Sect1" text:name="Section35" text:protected="true">
            <text:section-source text:section-name="MasterLabel"/>
            <text:p text:style-name="Standard"/>
          </text:section>
        </draw:text-box>
      </draw:frame>
      <draw:frame draw:style-name="fr1" draw:name="Frame35" text:anchor-type="page" text:anchor-page-number="1" svg:x="4.4291in" svg:y="5.8709in" svg:width="1.75in" svg:height="0.6701in" draw:z-index="34">
        <draw:text-box>
          <text:section text:style-name="Sect1" text:name="Section34" text:protected="true">
            <text:section-source text:section-name="MasterLabel"/>
            <text:p text:style-name="Standard"/>
          </text:section>
        </draw:text-box>
      </draw:frame>
      <draw:frame draw:style-name="fr1" draw:name="Frame34" text:anchor-type="page" text:anchor-page-number="1" svg:x="2.3693in" svg:y="5.8709in" svg:width="1.75in" svg:height="0.6701in" draw:z-index="33">
        <draw:text-box>
          <text:section text:style-name="Sect1" text:name="Section33" text:protected="true">
            <text:section-source text:section-name="MasterLabel"/>
            <text:p text:style-name="Standard"/>
          </text:section>
        </draw:text-box>
      </draw:frame>
      <draw:frame draw:style-name="fr1" draw:name="Frame33" text:anchor-type="page" text:anchor-page-number="1" svg:x="0.3098in" svg:y="5.8709in" svg:width="1.75in" svg:height="0.6701in" draw:z-index="32">
        <draw:text-box>
          <text:section text:style-name="Sect1" text:name="Section32" text:protected="true">
            <text:section-source text:section-name="MasterLabel"/>
            <text:p text:style-name="Standard"/>
          </text:section>
        </draw:text-box>
      </draw:frame>
      <draw:frame draw:style-name="fr1" draw:name="Frame32" text:anchor-type="page" text:anchor-page-number="1" svg:x="6.489in" svg:y="5.2008in" svg:width="1.75in" svg:height="0.6701in" draw:z-index="31">
        <draw:text-box>
          <text:section text:style-name="Sect1" text:name="Section31" text:protected="true">
            <text:section-source text:section-name="MasterLabel"/>
            <text:p text:style-name="Standard"/>
          </text:section>
        </draw:text-box>
      </draw:frame>
      <draw:frame draw:style-name="fr1" draw:name="Frame31" text:anchor-type="page" text:anchor-page-number="1" svg:x="4.4291in" svg:y="5.2008in" svg:width="1.75in" svg:height="0.6701in" draw:z-index="30">
        <draw:text-box>
          <text:section text:style-name="Sect1" text:name="Section30" text:protected="true">
            <text:section-source text:section-name="MasterLabel"/>
            <text:p text:style-name="Standard"/>
          </text:section>
        </draw:text-box>
      </draw:frame>
      <draw:frame draw:style-name="fr1" draw:name="Frame30" text:anchor-type="page" text:anchor-page-number="1" svg:x="2.3693in" svg:y="5.2008in" svg:width="1.75in" svg:height="0.6701in" draw:z-index="29">
        <draw:text-box>
          <text:section text:style-name="Sect1" text:name="Section29" text:protected="true">
            <text:section-source text:section-name="MasterLabel"/>
            <text:p text:style-name="Standard"/>
          </text:section>
        </draw:text-box>
      </draw:frame>
      <draw:frame draw:style-name="fr1" draw:name="Frame29" text:anchor-type="page" text:anchor-page-number="1" svg:x="0.3098in" svg:y="5.2008in" svg:width="1.75in" svg:height="0.6701in" draw:z-index="28">
        <draw:text-box>
          <text:section text:style-name="Sect1" text:name="Section28" text:protected="true">
            <text:section-source text:section-name="MasterLabel"/>
            <text:p text:style-name="Standard"/>
          </text:section>
        </draw:text-box>
      </draw:frame>
      <draw:frame draw:style-name="fr1" draw:name="Frame28" text:anchor-type="page" text:anchor-page-number="1" svg:x="6.489in" svg:y="4.5307in" svg:width="1.75in" svg:height="0.6701in" draw:z-index="27">
        <draw:text-box>
          <text:section text:style-name="Sect1" text:name="Section27" text:protected="true">
            <text:section-source text:section-name="MasterLabel"/>
            <text:p text:style-name="Standard"/>
          </text:section>
        </draw:text-box>
      </draw:frame>
      <draw:frame draw:style-name="fr1" draw:name="Frame27" text:anchor-type="page" text:anchor-page-number="1" svg:x="4.4291in" svg:y="4.5307in" svg:width="1.75in" svg:height="0.6701in" draw:z-index="26">
        <draw:text-box>
          <text:section text:style-name="Sect1" text:name="Section26" text:protected="true">
            <text:section-source text:section-name="MasterLabel"/>
            <text:p text:style-name="Standard"/>
          </text:section>
        </draw:text-box>
      </draw:frame>
      <draw:frame draw:style-name="fr1" draw:name="Frame26" text:anchor-type="page" text:anchor-page-number="1" svg:x="2.3693in" svg:y="4.5307in" svg:width="1.75in" svg:height="0.6701in" draw:z-index="25">
        <draw:text-box>
          <text:section text:style-name="Sect1" text:name="Section25" text:protected="true">
            <text:section-source text:section-name="MasterLabel"/>
            <text:p text:style-name="Standard"/>
          </text:section>
        </draw:text-box>
      </draw:frame>
      <draw:frame draw:style-name="fr1" draw:name="Frame25" text:anchor-type="page" text:anchor-page-number="1" svg:x="0.3098in" svg:y="4.5307in" svg:width="1.75in" svg:height="0.6701in" draw:z-index="24">
        <draw:text-box>
          <text:section text:style-name="Sect1" text:name="Section24" text:protected="true">
            <text:section-source text:section-name="MasterLabel"/>
            <text:p text:style-name="Standard"/>
          </text:section>
        </draw:text-box>
      </draw:frame>
      <draw:frame draw:style-name="fr1" draw:name="Frame24" text:anchor-type="page" text:anchor-page-number="1" svg:x="6.489in" svg:y="3.8602in" svg:width="1.75in" svg:height="0.6701in" draw:z-index="23">
        <draw:text-box>
          <text:section text:style-name="Sect1" text:name="Section23" text:protected="true">
            <text:section-source text:section-name="MasterLabel"/>
            <text:p text:style-name="Standard"/>
          </text:section>
        </draw:text-box>
      </draw:frame>
      <draw:frame draw:style-name="fr1" draw:name="Frame23" text:anchor-type="page" text:anchor-page-number="1" svg:x="4.4291in" svg:y="3.8602in" svg:width="1.75in" svg:height="0.6701in" draw:z-index="22">
        <draw:text-box>
          <text:section text:style-name="Sect1" text:name="Section22" text:protected="true">
            <text:section-source text:section-name="MasterLabel"/>
            <text:p text:style-name="Standard"/>
          </text:section>
        </draw:text-box>
      </draw:frame>
      <draw:frame draw:style-name="fr1" draw:name="Frame22" text:anchor-type="page" text:anchor-page-number="1" svg:x="2.3693in" svg:y="3.8602in" svg:width="1.75in" svg:height="0.6701in" draw:z-index="21">
        <draw:text-box>
          <text:section text:style-name="Sect1" text:name="Section21" text:protected="true">
            <text:section-source text:section-name="MasterLabel"/>
            <text:p text:style-name="Standard"/>
          </text:section>
        </draw:text-box>
      </draw:frame>
      <draw:frame draw:style-name="fr1" draw:name="Frame21" text:anchor-type="page" text:anchor-page-number="1" svg:x="0.3098in" svg:y="3.8602in" svg:width="1.75in" svg:height="0.6701in" draw:z-index="20">
        <draw:text-box>
          <text:section text:style-name="Sect1" text:name="Section20" text:protected="true">
            <text:section-source text:section-name="MasterLabel"/>
            <text:p text:style-name="Standard"/>
          </text:section>
        </draw:text-box>
      </draw:frame>
      <draw:frame draw:style-name="fr1" draw:name="Frame20" text:anchor-type="page" text:anchor-page-number="1" svg:x="6.489in" svg:y="3.1902in" svg:width="1.75in" svg:height="0.6701in" draw:z-index="19">
        <draw:text-box>
          <text:section text:style-name="Sect1" text:name="Section19" text:protected="true">
            <text:section-source text:section-name="MasterLabel"/>
            <text:p text:style-name="Standard"/>
          </text:section>
        </draw:text-box>
      </draw:frame>
      <draw:frame draw:style-name="fr1" draw:name="Frame19" text:anchor-type="page" text:anchor-page-number="1" svg:x="4.4291in" svg:y="3.1902in" svg:width="1.75in" svg:height="0.6701in" draw:z-index="18">
        <draw:text-box>
          <text:section text:style-name="Sect1" text:name="Section18" text:protected="true">
            <text:section-source text:section-name="MasterLabel"/>
            <text:p text:style-name="Standard"/>
          </text:section>
        </draw:text-box>
      </draw:frame>
      <draw:frame draw:style-name="fr1" draw:name="Frame18" text:anchor-type="page" text:anchor-page-number="1" svg:x="2.3693in" svg:y="3.1902in" svg:width="1.75in" svg:height="0.6701in" draw:z-index="17">
        <draw:text-box>
          <text:section text:style-name="Sect1" text:name="Section17" text:protected="true">
            <text:section-source text:section-name="MasterLabel"/>
            <text:p text:style-name="Standard"/>
          </text:section>
        </draw:text-box>
      </draw:frame>
      <draw:frame draw:style-name="fr1" draw:name="Frame17" text:anchor-type="page" text:anchor-page-number="1" svg:x="0.3098in" svg:y="3.1902in" svg:width="1.75in" svg:height="0.6701in" draw:z-index="16">
        <draw:text-box>
          <text:section text:style-name="Sect1" text:name="Section16" text:protected="true">
            <text:section-source text:section-name="MasterLabel"/>
            <text:p text:style-name="Standard"/>
          </text:section>
        </draw:text-box>
      </draw:frame>
      <draw:frame draw:style-name="fr1" draw:name="Frame16" text:anchor-type="page" text:anchor-page-number="1" svg:x="6.489in" svg:y="2.5201in" svg:width="1.75in" svg:height="0.6701in" draw:z-index="15">
        <draw:text-box>
          <text:section text:style-name="Sect1" text:name="Section15" text:protected="true">
            <text:section-source text:section-name="MasterLabel"/>
            <text:p text:style-name="Standard"/>
          </text:section>
        </draw:text-box>
      </draw:frame>
      <draw:frame draw:style-name="fr1" draw:name="Frame15" text:anchor-type="page" text:anchor-page-number="1" svg:x="4.4291in" svg:y="2.5201in" svg:width="1.75in" svg:height="0.6701in" draw:z-index="14">
        <draw:text-box>
          <text:section text:style-name="Sect1" text:name="Section14" text:protected="true">
            <text:section-source text:section-name="MasterLabel"/>
            <text:p text:style-name="Standard"/>
          </text:section>
        </draw:text-box>
      </draw:frame>
      <draw:frame draw:style-name="fr1" draw:name="Frame14" text:anchor-type="page" text:anchor-page-number="1" svg:x="2.3693in" svg:y="2.5201in" svg:width="1.75in" svg:height="0.6701in" draw:z-index="13">
        <draw:text-box>
          <text:section text:style-name="Sect1" text:name="Section13" text:protected="true">
            <text:section-source text:section-name="MasterLabel"/>
            <text:p text:style-name="Standard"/>
          </text:section>
        </draw:text-box>
      </draw:frame>
      <draw:frame draw:style-name="fr1" draw:name="Frame13" text:anchor-type="page" text:anchor-page-number="1" svg:x="0.3098in" svg:y="2.5201in" svg:width="1.75in" svg:height="0.6701in" draw:z-index="12">
        <draw:text-box>
          <text:section text:style-name="Sect1" text:name="Section12" text:protected="true">
            <text:section-source text:section-name="MasterLabel"/>
            <text:p text:style-name="Standard"/>
          </text:section>
        </draw:text-box>
      </draw:frame>
      <draw:frame draw:style-name="fr1" draw:name="Frame12" text:anchor-type="page" text:anchor-page-number="1" svg:x="6.489in" svg:y="1.85in" svg:width="1.75in" svg:height="0.6701in" draw:z-index="11">
        <draw:text-box>
          <text:section text:style-name="Sect1" text:name="Section11" text:protected="true">
            <text:section-source text:section-name="MasterLabel"/>
            <text:p text:style-name="Standard"/>
          </text:section>
        </draw:text-box>
      </draw:frame>
      <draw:frame draw:style-name="fr1" draw:name="Frame11" text:anchor-type="page" text:anchor-page-number="1" svg:x="4.4291in" svg:y="1.85in" svg:width="1.75in" svg:height="0.6701in" draw:z-index="10">
        <draw:text-box>
          <text:section text:style-name="Sect1" text:name="Section10" text:protected="true">
            <text:section-source text:section-name="MasterLabel"/>
            <text:p text:style-name="Standard"/>
          </text:section>
        </draw:text-box>
      </draw:frame>
      <draw:frame draw:style-name="fr1" draw:name="Frame10" text:anchor-type="page" text:anchor-page-number="1" svg:x="2.3693in" svg:y="1.85in" svg:width="1.75in" svg:height="0.6701in" draw:z-index="9">
        <draw:text-box>
          <text:section text:style-name="Sect1" text:name="Section9" text:protected="true">
            <text:section-source text:section-name="MasterLabel"/>
            <text:p text:style-name="Standard"/>
          </text:section>
        </draw:text-box>
      </draw:frame>
      <draw:frame draw:style-name="fr1" draw:name="Frame9" text:anchor-type="page" text:anchor-page-number="1" svg:x="0.3098in" svg:y="1.85in" svg:width="1.75in" svg:height="0.6701in" draw:z-index="8">
        <draw:text-box>
          <text:section text:style-name="Sect1" text:name="Section8" text:protected="true">
            <text:section-source text:section-name="MasterLabel"/>
            <text:p text:style-name="Standard"/>
          </text:section>
        </draw:text-box>
      </draw:frame>
      <draw:frame draw:style-name="fr1" draw:name="Frame8" text:anchor-type="page" text:anchor-page-number="1" svg:x="6.489in" svg:y="1.1799in" svg:width="1.75in" svg:height="0.6701in" draw:z-index="7">
        <draw:text-box>
          <text:section text:style-name="Sect1" text:name="Section7" text:protected="true">
            <text:section-source text:section-name="MasterLabel"/>
            <text:p text:style-name="Standard"/>
          </text:section>
        </draw:text-box>
      </draw:frame>
      <draw:frame draw:style-name="fr1" draw:name="Frame7" text:anchor-type="page" text:anchor-page-number="1" svg:x="4.4291in" svg:y="1.1799in" svg:width="1.75in" svg:height="0.6701in" draw:z-index="6">
        <draw:text-box>
          <text:section text:style-name="Sect1" text:name="Section6" text:protected="true">
            <text:section-source text:section-name="MasterLabel"/>
            <text:p text:style-name="Standard"/>
          </text:section>
        </draw:text-box>
      </draw:frame>
      <draw:frame draw:style-name="fr1" draw:name="Frame6" text:anchor-type="page" text:anchor-page-number="1" svg:x="2.3693in" svg:y="1.1799in" svg:width="1.75in" svg:height="0.6701in" draw:z-index="5">
        <draw:text-box>
          <text:section text:style-name="Sect1" text:name="Section5" text:protected="true">
            <text:section-source text:section-name="MasterLabel"/>
            <text:p text:style-name="Standard"/>
          </text:section>
        </draw:text-box>
      </draw:frame>
      <draw:frame draw:style-name="fr1" draw:name="Frame5" text:anchor-type="page" text:anchor-page-number="1" svg:x="0.3098in" svg:y="1.1799in" svg:width="1.75in" svg:height="0.6701in" draw:z-index="4">
        <draw:text-box>
          <text:section text:style-name="Sect1" text:name="Section4" text:protected="true">
            <text:section-source text:section-name="MasterLabel"/>
            <text:p text:style-name="Standard"/>
          </text:section>
        </draw:text-box>
      </draw:frame>
      <draw:frame draw:style-name="fr1" draw:name="Frame4" text:anchor-type="page" text:anchor-page-number="1" svg:x="6.489in" svg:y="0.5098in" svg:width="1.75in" svg:height="0.6701in" draw:z-index="3">
        <draw:text-box>
          <text:section text:style-name="Sect1" text:name="Section3" text:protected="true">
            <text:section-source text:section-name="MasterLabel"/>
            <text:p text:style-name="Standard"/>
          </text:section>
        </draw:text-box>
      </draw:frame>
      <draw:frame draw:style-name="fr1" draw:name="Frame3" text:anchor-type="page" text:anchor-page-number="1" svg:x="4.4291in" svg:y="0.5098in" svg:width="1.75in" svg:height="0.6701in" draw:z-index="2">
        <draw:text-box>
          <text:section text:style-name="Sect1" text:name="Section2" text:protected="true">
            <text:section-source text:section-name="MasterLabel"/>
            <text:p text:style-name="Standard"/>
          </text:section>
        </draw:text-box>
      </draw:frame>
      <draw:frame draw:style-name="fr1" draw:name="Frame2" text:anchor-type="page" text:anchor-page-number="1" svg:x="2.3693in" svg:y="0.5098in" svg:width="1.75in" svg:height="0.6701in" draw:z-index="1">
        <draw:text-box>
          <text:section text:style-name="Sect1" text:name="Section1" text:protected="true">
            <text:section-source text:section-name="MasterLabel"/>
            <text:p text:style-name="Standard"/>
          </text:section>
        </draw:text-box>
      </draw:frame>
      <draw:frame draw:style-name="fr1" draw:name="Frame1" text:anchor-type="page" text:anchor-page-number="1" svg:x="0.3098in" svg:y="0.5098in" svg:width="1.75in" svg:height="0.6701in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75in" svg:height="0.6701in" text:anchor-type="as-char" svg:y="0in" fo:margin-left="0in" fo:margin-right="0in" fo:margin-top="0in" fo:margin-bottom="0in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" style:paper-tray-name="Auto Select" style:print-orientation="portrait" fo:margin-top="0.5098in" fo:margin-bottom="0in" fo:margin-left="0.3098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20:51:01.876807300</meta:creation-date>
    <dc:date>2026-04-28T20:52:18.468983300</dc:date>
    <meta:editing-duration>PT1M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8.5.2$Windows_X86_64 LibreOffice_project/9c8b85f387cc00a89945a79c9e6239f32e450ac2</meta:generator>
  </office:meta>
</office:document-meta>
</file>